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14pt" officeooo:rsid="0018a4c0" officeooo:paragraph-rsid="0018a4c0" style:font-size-asian="14pt" style:font-size-complex="14pt"/>
    </style:style>
    <style:style style:name="P2" style:family="paragraph" style:parent-style-name="Standard">
      <style:text-properties style:font-name="Atkinson Hyperlegible" fo:font-size="14pt" officeooo:rsid="0018a4c0" officeooo:paragraph-rsid="0018a4c0" style:font-size-asian="14pt" style:font-size-complex="14pt"/>
    </style:style>
    <style:style style:name="P3" style:family="paragraph" style:parent-style-name="Standard">
      <style:text-properties style:font-name="Atkinson Hyperlegible" fo:font-size="14pt" officeooo:rsid="0018a4c0" officeooo:paragraph-rsid="00196467" style:font-size-asian="14pt" style:font-size-complex="14pt"/>
    </style:style>
    <style:style style:name="P4" style:family="paragraph" style:parent-style-name="Standard">
      <style:text-properties style:font-name="Atkinson Hyperlegible" fo:font-size="14pt" officeooo:rsid="0018a4c0" officeooo:paragraph-rsid="0019c371" style:font-size-asian="14pt" style:font-size-complex="14pt"/>
    </style:style>
    <style:style style:name="T1" style:family="text">
      <style:text-properties officeooo:rsid="00196467"/>
    </style:style>
    <style:style style:name="T2" style:family="text">
      <style:text-properties officeooo:rsid="0019c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bonito es pensar en Jesús</text:p>
      <text:p text:style-name="P1">Gladys Garcete</text:p>
      <text:p text:style-name="P2"/>
      <text:p text:style-name="P2">La <text:s text:c="60"/>Mi</text:p>
      <text:p text:style-name="P2">Que bonito es pensar en Jesús al despertar,</text:p>
      <text:p text:style-name="P2"><text:s text:c="64"/>La</text:p>
      <text:p text:style-name="P2">que bonito es pensar en Jesús al despertar.</text:p>
      <text:p text:style-name="P2"><text:s text:c="42"/>Re</text:p>
      <text:p text:style-name="P2">Dar gloria a Dios al despertar,</text:p>
      <text:p text:style-name="P2"><text:s text:c="18"/>La <text:s text:c="21"/>Mi <text:s text:c="15"/>La</text:p>
      <text:p text:style-name="P2">que bonito es pensar en Jesús al despertar.</text:p>
      <text:p text:style-name="P2"/>
      <text:p text:style-name="P2">La <text:s text:c="57"/>Mi</text:p>
      <text:p text:style-name="P2">Que bonito es pensar en Jesús al estudiar,</text:p>
      <text:p text:style-name="P2"><text:s text:c="61"/>La</text:p>
      <text:p text:style-name="P2">que bonito es pensar en Jesús al estudiar.</text:p>
      <text:p text:style-name="P2"><text:s text:c="39"/>Re</text:p>
      <text:p text:style-name="P2">Dar gloria a Dios al estudiar,</text:p>
      <text:p text:style-name="P2"><text:s text:c="18"/>La <text:s text:c="21"/>Mi <text:s text:c="12"/>La</text:p>
      <text:p text:style-name="P2">que bonito es pensar en Jesús al estudiar.</text:p>
      <text:p text:style-name="P2"/>
      <text:p text:style-name="P3"/>
      <text:p text:style-name="P3">Que bonito es pensar en Jesús al <text:span text:style-name="T1">pintar</text:span>,</text:p>
      <text:p text:style-name="P3">que bonito es pensar en Jesús al <text:span text:style-name="T1">pintar</text:span>.</text:p>
      <text:p text:style-name="P3">Dar gloria a Dios al <text:span text:style-name="T1">pintar</text:span>,</text:p>
      <text:p text:style-name="P3">que bonito es pensar en Jesús al <text:span text:style-name="T1">pintar</text:span>.</text:p>
      <text:p text:style-name="P3"/>
      <text:p text:style-name="P4">Que bonito es pensar en Jesús al <text:span text:style-name="T2">cocinar</text:span>,</text:p>
      <text:p text:style-name="P4">que bonito es pensar en Jesús al <text:span text:style-name="T2">cocinar</text:span>.</text:p>
      <text:p text:style-name="P4">Dar gloria a Dios al <text:span text:style-name="T2">cocinar</text:span>,</text:p>
      <text:p text:style-name="P4">que bonito es pensar en Jesús al <text:span text:style-name="T1">pintar</text:span>.</text:p>
      <text:p text:style-name="P4"/>
      <text:p text:style-name="P4">Que bonito es pensar en Jesús al <text:span text:style-name="T2">cantar</text:span>,</text:p>
      <text:p text:style-name="P4">que bonito es pensar en Jesús al <text:span text:style-name="T2">cantar</text:span>.</text:p>
      <text:p text:style-name="P4">Dar gloria a Dios al <text:span text:style-name="T2">cantar</text:span>,</text:p>
      <text:p text:style-name="P4">que bonito es pensar en Jesús al <text:span text:style-name="T2">canta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0:18:24.472721250</meta:creation-date>
    <dc:date>2025-06-06T10:29:57.341462066</dc:date>
    <meta:editing-duration>PT11M36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30" meta:word-count="172" meta:character-count="1268" meta:non-whitespace-character-count="698"/>
  </office:meta>
</office:document-meta>
</file>